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0608" officeooo:paragraph-rsid="00010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5:05:50.448410641</meta:creation-date>
    <dc:date>2016-12-04T15:47:40.967991808</dc:date>
    <meta:editing-duration>PT11M41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